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1cm" svg:y="4.175cm">
          <text:p text:style-name="P1"><text:span text:style-name="T1">Helm chart:</text:span></text:p>
          <text:p text:style-name="P1"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stream-</text:span><text:span text:style-name="T2">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8.653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3" draw:text-style-name="P11" draw:layer="layout" svg:width="1.778cm" svg:height="1.816cm" svg:x="4.61cm" svg:y="18.958cm">
          <text:p text:style-name="P5"><text:span text:style-name="T2">MS 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9" draw:layer="layout" svg:width="4.445cm" svg:height="0.762cm" svg:x="1.862cm" svg:y="11.313cm">
          <text:p text:style-name="P5"><text:span text:style-name="T2">Message Bus Queu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922cm" svg:x2="5.445cm" svg:y2="15.605cm">
          <text:p/>
        </draw:line>
        <draw:line draw:style-name="gr7" draw:text-style-name="P8" draw:layer="layout" svg:x1="5.445cm" svg:y1="7.342cm" svg:x2="5.445cm" svg:y2="11.287cm">
          <text:p/>
        </draw:line>
        <draw:custom-shape draw:style-name="gr1" draw:text-style-name="P2" draw:layer="layout" svg:width="6.35cm" svg:height="3.81cm" svg:x="1.013cm" svg:y="26.401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613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714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94cm" svg:x2="5.459cm" svg:y2="28.94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2-13T17:08:09.745175916</meta:creation-date>
    <dc:date>2021-09-17T10:07:39.520818567</dc:date>
    <meta:editing-duration>PT2H4M1S</meta:editing-duration>
    <meta:editing-cycles>36</meta:editing-cycles>
    <meta:generator>LibreOffice/6.4.7.2$Linux_X86_64 LibreOffice_project/40$Build-2</meta:generator>
    <meta:document-statistic meta:object-count="27"/>
  </office:meta>
</office:document-meta>
</file>